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UD Almeria</text:p>
          </table:table-cell>
          <table:table-cell/>
          <table:table-cell office:value-type="string">
            <text:p>http://upload.wikimedia.org/wikipedia/fr/thumb/8/8c/UD_Almer%C3%ADa.gif/130px-UD_Almer%C3%ADa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thletic Bilbao</text:p>
          </table:table-cell>
          <table:table-cell/>
          <table:table-cell office:value-type="string">
            <text:p>http://upload.wikimedia.org/wikipedia/fr/thumb/0/08/Athletic_bilbao.png/130px-Athletic_bilba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lub Atletico Madrid</text:p>
          </table:table-cell>
          <table:table-cell/>
          <table:table-cell office:value-type="string">
            <text:p>http://upload.wikimedia.org/wikipedia/fr/thumb/c/c1/Atletico_Madrid_logo.svg/langfr-130px-Atletico_Madrid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C Barcelone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elta Vigo</text:p>
          </table:table-cell>
          <table:table-cell/>
          <table:table-cell office:value-type="string">
            <text:p>http://upload.wikimedia.org/wikipedia/fr/thumb/a/a4/Logo_Celta_Vigo.png/130px-Logo_Celta_Vig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ordoba CF</text:p>
          </table:table-cell>
          <table:table-cell/>
          <table:table-cell office:value-type="string">
            <text:p>http://upload.wikimedia.org/wikipedia/fr/thumb/9/96/C%C3%B3rdoba_CF_logo.svg/langfr-130px-C%C3%B3rdoba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Deportivo La Corogne</text:p>
          </table:table-cell>
          <table:table-cell/>
          <table:table-cell office:value-type="string">
            <text:p>http://upload.wikimedia.org/wikipedia/fr/thumb/b/b9/Deportivo_La_Coruna.svg/langfr-130px-Deportivo_La_Coru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D Eibar</text:p>
          </table:table-cell>
          <table:table-cell/>
          <table:table-cell office:value-type="string">
            <text:p>http://upload.wikimedia.org/wikipedia/fr/1/19/Sociedad_Deportiva_Eibar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Elche CF</text:p>
          </table:table-cell>
          <table:table-cell/>
          <table:table-cell office:value-type="string">
            <text:p>http://upload.wikimedia.org/wikipedia/fr/3/39/Elche_Club_de_F%C3%83%C2%BAtbol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CD Espanyol de Barcelona</text:p>
          </table:table-cell>
          <table:table-cell/>
          <table:table-cell office:value-type="string">
            <text:p>http://upload.wikimedia.org/wikipedia/fr/thumb/a/a5/Rcd_espanyol_de_barcelona.png/130px-Rcd_espanyol_de_barcelona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etafe CF</text:p>
          </table:table-cell>
          <table:table-cell/>
          <table:table-cell office:value-type="string">
            <text:p>http://upload.wikimedia.org/wikipedia/en/thumb/e/ef/Getafe_cf_200px.png/180px-Getafe_cf_200px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ranada CF</text:p>
          </table:table-cell>
          <table:table-cell/>
          <table:table-cell office:value-type="string">
            <text:p>http://upload.wikimedia.org/wikipedia/fr/4/4f/Logo-granada-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Levante UD</text:p>
          </table:table-cell>
          <table:table-cell/>
          <table:table-cell office:value-type="string">
            <text:p>http://upload.wikimedia.org/wikipedia/fr/thumb/9/9e/Logo_Levante_UD.png/130px-Logo_Levante_U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Malaga CF</text:p>
          </table:table-cell>
          <table:table-cell/>
          <table:table-cell office:value-type="string">
            <text:p>http://upload.wikimedia.org/wikipedia/fr/thumb/9/99/Logo_Malaga_CF.png/130px-Logo_Malaga_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ayo Vallecano de Madrid</text:p>
          </table:table-cell>
          <table:table-cell/>
          <table:table-cell office:value-type="string">
            <text:p>http://upload.wikimedia.org/wikipedia/fr/thumb/4/4b/Rayo-Vallecano.png/130px-Rayo-Vallecan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Madrid CF</text:p>
          </table:table-cell>
          <table:table-cell/>
          <table:table-cell office:value-type="string">
            <text:p>http://upload.wikimedia.org/wikipedia/fr/thumb/c/c7/Logo_Real_Madrid.svg/langfr-130px-Logo_Real_Madrid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ociedad</text:p>
          </table:table-cell>
          <table:table-cell/>
          <table:table-cell office:value-type="string">
            <text:p>http://upload.wikimedia.org/wikipedia/fr/3/33/Real_Socieda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eville FC</text:p>
          </table:table-cell>
          <table:table-cell/>
          <table:table-cell office:value-type="string">
            <text:p>http://upload.wikimedia.org/wikipedia/fr/thumb/0/04/Sevilla_FC_logo.jpg/130px-Sevilla_FC_logo.jp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Valencia FC</text:p>
          </table:table-cell>
          <table:table-cell/>
          <table:table-cell office:value-type="string">
            <text:p>http://upload.wikimedia.org/wikipedia/fr/thumb/9/97/ValenciaCF.png/130px-Valencia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Villarreal CF</text:p>
          </table:table-cell>
          <table:table-cell/>
          <table:table-cell office:value-type="string">
            <text:p>http://upload.wikimedia.org/wikipedia/fr/thumb/7/70/Villarreal_CF_logo.svg/langfr-130px-Villarreal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Deportivo Alaves</text:p>
          </table:table-cell>
          <table:table-cell/>
          <table:table-cell office:value-type="string">
            <text:p>http://upload.wikimedia.org/wikipedia/fr/thumb/2/2e/Deportivo_Alaves_logo.svg/langfr-130px-Deportivo_Alaves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lbacete Balompie</text:p>
          </table:table-cell>
          <table:table-cell/>
          <table:table-cell office:value-type="string">
            <text:p>http://upload.wikimedia.org/wikipedia/fr/thumb/d/de/Albacete_Balompi%C3%83%C2%A9.gif/130px-Albacete_Balompi%C3%83%C2%A9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D Alcorcon</text:p>
          </table:table-cell>
          <table:table-cell/>
          <table:table-cell office:value-type="string">
            <text:p>http://upload.wikimedia.org/wikipedia/fr/thumb/2/28/AD_Alcorc%C3%B3n_logo.svg/langfr-130px-AD_Alcorc%C3%B3n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C Barcelone B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Betis Balompie</text:p>
          </table:table-cell>
          <table:table-cell/>
          <table:table-cell office:value-type="string">
            <text:p>http://upload.wikimedia.org/wikipedia/fr/thumb/4/43/Real_Betis.svg/langfr-130px-Real_Betis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irona FC</text:p>
          </table:table-cell>
          <table:table-cell/>
          <table:table-cell office:value-type="string">
            <text:p>http://upload.wikimedia.org/wikipedia/en/thumb/9/90/For_article_Girona_FC.svg/150px-For_article_Girona_FC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porting de Gijon</text:p>
          </table:table-cell>
          <table:table-cell/>
          <table:table-cell office:value-type="string">
            <text:p>http://upload.wikimedia.org/wikipedia/fr/thumb/b/bf/R_sporting_de_gijon.gif/130px-R_sporting_de_gijon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UD Las Palmas</text:p>
          </table:table-cell>
          <table:table-cell/>
          <table:table-cell office:value-type="string">
            <text:p>http://upload.wikimedia.org/wikipedia/fr/thumb/2/27/U_D_Las_Palmas.png/130px-U_D_Las_Palma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Leganes</text:p>
          </table:table-cell>
          <table:table-cell/>
          <table:table-cell office:value-type="string">
            <text:p>http://upload.wikimedia.org/wikipedia/fr/thumb/a/a7/CD_Legan%C3%A9s.gif/130px-CD_Legan%C3%A9s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Unio Esportiva Llagostera</text:p>
          </table:table-cell>
          <table:table-cell/>
          <table:table-cell office:value-type="string">
            <text:p>http://upload.wikimedia.org/wikipedia/en/thumb/4/4a/UE_Llagostera.png/220px-UE_Llagoster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Lugo</text:p>
          </table:table-cell>
          <table:table-cell/>
          <table:table-cell office:value-type="string">
            <text:p>http://upload.wikimedia.org/wikipedia/fr/thumb/8/8c/CD_Lugo.png/130px-CD_Lugo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Mirandes</text:p>
          </table:table-cell>
          <table:table-cell/>
          <table:table-cell office:value-type="string">
            <text:p>http://upload.wikimedia.org/wikipedia/fr/thumb/8/85/CD_Mirand%C3%A9s.png/130px-CD_Mirand%C3%A9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Numancia</text:p>
          </table:table-cell>
          <table:table-cell/>
          <table:table-cell office:value-type="string">
            <text:p>http://upload.wikimedia.org/wikipedia/fr/thumb/5/56/CD_Numancia.gif/130px-CD_Numancia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A Osasuna</text:p>
          </table:table-cell>
          <table:table-cell/>
          <table:table-cell office:value-type="string">
            <text:p>http://upload.wikimedia.org/wikipedia/fr/thumb/3/31/Logo_Osasuna.png/130px-Logo_Osasun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D Ponferradina</text:p>
          </table:table-cell>
          <table:table-cell/>
          <table:table-cell office:value-type="string">
            <text:p>http://upload.wikimedia.org/wikipedia/en/thumb/0/0b/SD_Ponferradina_logo.svg/150px-SD_Ponferradin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acing Santander</text:p>
          </table:table-cell>
          <table:table-cell/>
          <table:table-cell office:value-type="string">
            <text:p>http://upload.wikimedia.org/wikipedia/de/thumb/4/4c/Racing_Santander.svg/150px-Racing_Santander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creativo Huelva</text:p>
          </table:table-cell>
          <table:table-cell/>
          <table:table-cell office:value-type="string">
            <text:p>http://upload.wikimedia.org/wikipedia/en/thumb/f/ff/Recreativo_de_Huelva_Logo.svg/180px-Recreativo_de_Huelv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CD Majorque</text:p>
          </table:table-cell>
          <table:table-cell/>
          <table:table-cell office:value-type="string">
            <text:p>http://upload.wikimedia.org/wikipedia/de/thumb/e/e0/Rcd_mallorca.svg/120px-Rcd_mallorc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E Sabadell</text:p>
          </table:table-cell>
          <table:table-cell/>
          <table:table-cell office:value-type="string">
            <text:p>http://upload.wikimedia.org/wikipedia/en/thumb/7/77/CE_Sabadell_FC_logo.svg/180px-CE_Sabadell_FC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Tenerife</text:p>
          </table:table-cell>
          <table:table-cell/>
          <table:table-cell office:value-type="string">
            <text:p>http://upload.wikimedia.org/wikipedia/en/thumb/f/f9/CD_Tenerife_logo.svg/160px-CD_Tenerife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aragosse</text:p>
          </table:table-cell>
          <table:table-cell/>
          <table:table-cell office:value-type="string">
            <text:p>http://upload.wikimedia.org/wikipedia/de/thumb/8/8f/Real_zaragoza.svg/100px-Real_zaragoz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Valladolid</text:p>
          </table:table-cell>
          <table:table-cell/>
          <table:table-cell office:value-type="string">
            <text:p>http://upload.wikimedia.org/wikipedia/fr/thumb/3/31/Real_Valladolid.gif/130px-Real_Valladolid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Kaizer Chiefs FC</text:p>
          </table:table-cell>
          <table:table-cell/>
          <table:table-cell office:value-type="string">
            <text:p>http://upload.wikimedia.org/wikipedia/fr/thumb/c/ce/Kaiser_Chiefs_FC_-_Logo.png/130px-Kaiser_Chiefs_FC_-_Logo.pn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</table:table-row>
        <table:table-row table:style-name="ro1">
          <table:table-cell office:value-type="string">
            <text:p>Orlando Pirates FC</text:p>
          </table:table-cell>
          <table:table-cell/>
          <table:table-cell office:value-type="string">
            <text:p>http://upload.wikimedia.org/wikipedia/fr/thumb/0/00/Orlando_Pirates.jpg/130px-Orlando_Pirates.jp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</table:table-row>
        <table:table-row table:style-name="ro1">
          <table:table-cell office:value-type="string">
            <text:p>Olympiakos</text:p>
          </table:table-cell>
          <table:table-cell/>
          <table:table-cell office:value-type="string">
            <text:p>http://upload.wikimedia.org/wikipedia/fr/thumb/b/ba/Olympiakos-Piraeus.png/130px-Olympiakos-Piraeu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Panathinaikos</text:p>
          </table:table-cell>
          <table:table-cell/>
          <table:table-cell office:value-type="string">
            <text:p>http://upload.wikimedia.org/wikipedia/fr/thumb/0/0a/Panathinaikos.png/130px-Panathinaiko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PAOK Salonique</text:p>
          </table:table-cell>
          <table:table-cell/>
          <table:table-cell office:value-type="string">
            <text:p>http://upload.wikimedia.org/wikipedia/fr/thumb/8/8a/Logo_PAOK_Salonique.png/130px-Logo_PAOK_Salonique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FC Augsbourg</text:p>
          </table:table-cell>
          <table:table-cell/>
          <table:table-cell office:value-type="string">
            <text:p>http://upload.wikimedia.org/wikipedia/fr/thumb/f/fd/FC_Augsburg_-_Logo.svg/langfr-130px-FC_Augsburg_-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TSV Bayer 04 Leverkusen</text:p>
          </table:table-cell>
          <table:table-cell/>
          <table:table-cell office:value-type="string">
            <text:p>http://upload.wikimedia.org/wikipedia/fr/thumb/8/83/Bayer_leverkusen.png/130px-Bayer_leverkusen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Bayern Munich</text:p>
          </table:table-cell>
          <table:table-cell/>
          <table:table-cell office:value-type="string">
            <text:p>http://upload.wikimedia.org/wikipedia/commons/thumb/c/c5/Logo_FC_Bayern_M%C3%BCnchen.svg/langfr-130px-Logo_FC_Bayern_M%C3%BCnchen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BV 09 Borussia Dortmund</text:p>
          </table:table-cell>
          <table:table-cell/>
          <table:table-cell office:value-type="string">
            <text:p>http://upload.wikimedia.org/wikipedia/commons/thumb/6/67/Borussia_Dortmund_logo.svg/langfr-130px-Borussia_Dortmund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Borussia Monchengladbach</text:p>
          </table:table-cell>
          <table:table-cell/>
          <table:table-cell office:value-type="string">
            <text:p>http://upload.wikimedia.org/wikipedia/fr/thumb/d/db/Vfl_borussia_monchengladbach.gif/130px-Vfl_borussia_monchengladbach.gif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1. FC Cologne</text:p>
          </table:table-cell>
          <table:table-cell/>
          <table:table-cell office:value-type="string">
            <text:p>http://upload.wikimedia.org/wikipedia/fr/thumb/7/71/Fc_cologne.png/130px-Fc_cologne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Hambourg SV</text:p>
          </table:table-cell>
          <table:table-cell/>
          <table:table-cell office:value-type="string">
            <text:p>http://upload.wikimedia.org/wikipedia/fr/thumb/b/b9/Hambourg_sv.PNG/130px-Hambourg_sv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Eintracht Francfort</text:p>
          </table:table-cell>
          <table:table-cell/>
          <table:table-cell office:value-type="string">
            <text:p>http://upload.wikimedia.org/wikipedia/commons/thumb/0/04/Eintracht_Frankfurt_Logo.svg/langfr-130px-Eintracht_Frankfurt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SC Fribourg</text:p>
          </table:table-cell>
          <table:table-cell/>
          <table:table-cell office:value-type="string">
            <text:p>http://upload.wikimedia.org/wikipedia/fr/thumb/7/7b/SC_Freiburg.png/130px-SC_Frei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Hanovre 96</text:p>
          </table:table-cell>
          <table:table-cell/>
          <table:table-cell office:value-type="string">
            <text:p>http://upload.wikimedia.org/wikipedia/fr/thumb/c/cd/Hannover_96_Logo.svg/langfr-130px-Hannover_96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Hertha BSC Berlin</text:p>
          </table:table-cell>
          <table:table-cell/>
          <table:table-cell office:value-type="string">
            <text:p>http://upload.wikimedia.org/wikipedia/fr/thumb/c/c7/Hertha_BSC_Berlin_-_Logo.png/130px-Hertha_BSC_Berlin_-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TSG 1899 Hoffenheim</text:p>
          </table:table-cell>
          <table:table-cell/>
          <table:table-cell office:value-type="string">
            <text:p>http://upload.wikimedia.org/wikipedia/fr/thumb/e/e7/Logo_TSG_Hoffenheim.svg/langfr-130px-Logo_TSG_Hoffenheim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1. FSV Mayence 05</text:p>
          </table:table-cell>
          <table:table-cell/>
          <table:table-cell office:value-type="string">
            <text:p>http://upload.wikimedia.org/wikipedia/de/thumb/0/0b/FSV_Mainz_05_Logo.svg/150px-FSV_Mainz_05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SC Paderborn 07</text:p>
          </table:table-cell>
          <table:table-cell/>
          <table:table-cell office:value-type="string">
            <text:p>http://upload.wikimedia.org/wikipedia/commons/thumb/e/e3/SC_Paderborn_07_Logo.svg/170px-SC_Paderborn_07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FC Schalke 04</text:p>
          </table:table-cell>
          <table:table-cell/>
          <table:table-cell office:value-type="string">
            <text:p>http://upload.wikimedia.org/wikipedia/commons/thumb/9/97/FC_Schalke_04_Logo.png/130px-FC_Schalke_04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VfB Stuttgart</text:p>
          </table:table-cell>
          <table:table-cell/>
          <table:table-cell office:value-type="string">
            <text:p>http://upload.wikimedia.org/wikipedia/commons/thumb/e/eb/VfB_Stuttgart_1893_Logo.svg/langfr-130px-VfB_Stuttgart_1893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Werder Breme</text:p>
          </table:table-cell>
          <table:table-cell/>
          <table:table-cell office:value-type="string">
            <text:p>http://upload.wikimedia.org/wikipedia/commons/thumb/b/be/SV-Werder-Bremen-Logo.svg/langfr-130px-SV-Werder-Bremen-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VfL Wolfsbourg</text:p>
          </table:table-cell>
          <table:table-cell/>
          <table:table-cell office:value-type="string">
            <text:p>http://upload.wikimedia.org/wikipedia/fr/thumb/4/42/VfL_wolfsburg.png/130px-VfL_wolfs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Chicago Fire</text:p>
          </table:table-cell>
          <table:table-cell/>
          <table:table-cell office:value-type="string">
            <text:p>http://upload.wikimedia.org/wikipedia/en/thumb/8/84/Chicago_Fire_Soccer_Club.svg/200px-Chicago_Fire_Soccer_Club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Colombus Crew</text:p>
          </table:table-cell>
          <table:table-cell/>
          <table:table-cell office:value-type="string">
            <text:p>http://upload.wikimedia.org/wikipedia/de/thumb/7/79/Columbus_Crew_Logo.svg/120px-Columbus_Crew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DC United</text:p>
          </table:table-cell>
          <table:table-cell/>
          <table:table-cell office:value-type="string">
            <text:p>http://upload.wikimedia.org/wikipedia/en/thumb/c/c1/D.C._United_logo.svg/200px-D.C._United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Impact Montreal</text:p>
          </table:table-cell>
          <table:table-cell/>
          <table:table-cell office:value-type="string">
            <text:p>http://upload.wikimedia.org/wikipedia/en/thumb/9/94/Montreal_Impact_%28MLS%29_logo.svg/200px-Montreal_Impact_%28MLS%29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New York Red Bulls</text:p>
          </table:table-cell>
          <table:table-cell/>
          <table:table-cell office:value-type="string">
            <text:p>http://upload.wikimedia.org/wikipedia/en/thumb/5/51/New_York_Red_Bulls_logo.svg/248px-New_York_Red_Bull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New England Revolution</text:p>
          </table:table-cell>
          <table:table-cell/>
          <table:table-cell office:value-type="string">
            <text:p>http://upload.wikimedia.org/wikipedia/en/thumb/d/d6/New_England_Revolution_logo.svg/226px-New_England_Revolution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Philadelphia Union</text:p>
          </table:table-cell>
          <table:table-cell/>
          <table:table-cell office:value-type="string">
            <text:p>http://upload.wikimedia.org/wikipedia/en/thumb/3/3e/Philadelphia_Union_2010.svg/200px-Philadelphia_Union_2010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Toronto FC</text:p>
          </table:table-cell>
          <table:table-cell/>
          <table:table-cell office:value-type="string">
            <text:p>http://upload.wikimedia.org/wikipedia/en/thumb/7/7c/Toronto_FC_Logo.svg/213px-Toronto_FC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Colorado Rapids</text:p>
          </table:table-cell>
          <table:table-cell/>
          <table:table-cell office:value-type="string">
            <text:p>http://upload.wikimedia.org/wikipedia/en/thumb/2/2b/Colorado_Rapids_logo.svg/200px-Colorado_Rapid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FC Dallas</text:p>
          </table:table-cell>
          <table:table-cell/>
          <table:table-cell office:value-type="string">
            <text:p>http://upload.wikimedia.org/wikipedia/en/thumb/c/c9/FC_Dallas_logo.svg/200px-FC_Dalla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Houston Dynamo</text:p>
          </table:table-cell>
          <table:table-cell/>
          <table:table-cell office:value-type="string">
            <text:p>http://upload.wikimedia.org/wikipedia/en/thumb/0/0c/Houston_Dynamo_logo.svg/225px-Houston_Dynamo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Sporting Kansas City</text:p>
          </table:table-cell>
          <table:table-cell/>
          <table:table-cell office:value-type="string">
            <text:p>http://upload.wikimedia.org/wikipedia/en/thumb/1/18/Sporting_Kansas_City_2011.svg/200px-Sporting_Kansas_City_2011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Los Angeles Galaxy</text:p>
          </table:table-cell>
          <table:table-cell/>
          <table:table-cell office:value-type="string">
            <text:p>http://upload.wikimedia.org/wikipedia/en/thumb/7/70/Los_Angeles_Galaxy_logo.svg/200px-Los_Angeles_Galaxy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Portland Timbers</text:p>
          </table:table-cell>
          <table:table-cell/>
          <table:table-cell office:value-type="string">
            <text:p>http://upload.wikimedia.org/wikipedia/en/thumb/b/b2/Portland_Timbers_%28MLS%29_logo.svg/200px-Portland_Timbers_%28MLS%29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Real Salt Lake</text:p>
          </table:table-cell>
          <table:table-cell/>
          <table:table-cell office:value-type="string">
            <text:p>http://upload.wikimedia.org/wikipedia/en/thumb/5/54/Real_Salt_Lake_2010.svg/188px-Real_Salt_Lake_2010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San Jose Earthquakes</text:p>
          </table:table-cell>
          <table:table-cell/>
          <table:table-cell office:value-type="string">
            <text:p>http://upload.wikimedia.org/wikipedia/en/thumb/9/98/San_Jose_Earthquakes_2014.svg/200px-San_Jose_Earthquakes_2014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Seattle Sounders FC</text:p>
          </table:table-cell>
          <table:table-cell/>
          <table:table-cell office:value-type="string">
            <text:p>http://upload.wikimedia.org/wikipedia/en/thumb/2/27/Seattle_Sounders_FC.svg/200px-Seattle_Sounders_FC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Vancouver Whitecaps FC</text:p>
          </table:table-cell>
          <table:table-cell/>
          <table:table-cell office:value-type="string">
            <text:p>http://upload.wikimedia.org/wikipedia/en/thumb/5/5d/Vancouver_Whitecaps_FC_logo.svg/200px-Vancouver_Whitecaps_FC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CD Chivas USA</text:p>
          </table:table-cell>
          <table:table-cell/>
          <table:table-cell office:value-type="string">
            <text:p>http://upload.wikimedia.org/wikipedia/en/thumb/f/f0/Chivas_USA_logo.svg/200px-Chivas_USA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</table:table-row>
        <table:table-row table:style-name="ro2">
          <table:table-cell office:value-type="string">
            <text:p>Australie</text:p>
          </table:table-cell>
          <table:table-cell/>
          <table:table-cell office:value-type="string">
            <text:p>http://upload.wikimedia.org/wikipedia/fr/thumb/1/1f/Football_Australie_federation.svg/100px-Football_Austral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Coree du Sud</text:p>
          </table:table-cell>
          <table:table-cell/>
          <table:table-cell office:value-type="string">
            <text:p>http://upload.wikimedia.org/wikipedia/fr/thumb/9/93/Football_Cor%C3%A9e_du_Sud_federation.svg/100px-Football_Cor%C3%A9e_du_Su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Inde</text:p>
          </table:table-cell>
          <table:table-cell/>
          <table:table-cell office:value-type="string">
            <text:p>http://upload.wikimedia.org/wikipedia/fr/thumb/6/64/Football_Inde_federation.svg/100px-Football_Ind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Afrique du Sud</text:p>
          </table:table-cell>
          <table:table-cell/>
          <table:table-cell office:value-type="string">
            <text:p>http://upload.wikimedia.org/wikipedia/fr/thumb/d/d7/Football_Afrique_du_Sud_federation.svg/100px-Football_Afrique_du_Su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Cameroun</text:p>
          </table:table-cell>
          <table:table-cell/>
          <table:table-cell office:value-type="string">
            <text:p>http://upload.wikimedia.org/wikipedia/fr/thumb/e/e8/Cameroon_2010crest.png/150px-Cameroon_2010crest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Cote d'Ivoire</text:p>
          </table:table-cell>
          <table:table-cell/>
          <table:table-cell office:value-type="string">
            <text:p>http://upload.wikimedia.org/wikipedia/fr/c/c2/Football_C%C3%B4te_d%27Ivoire_federation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Egypte</text:p>
          </table:table-cell>
          <table:table-cell/>
          <table:table-cell office:value-type="string">
            <text:p>http://upload.wikimedia.org/wikipedia/fr/thumb/e/e9/Football_%C3%89gypte_federation.svg/langfr-200px-Football_%C3%89gypt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Etats-Unis</text:p>
          </table:table-cell>
          <table:table-cell/>
          <table:table-cell office:value-type="string">
            <text:p>http://upload.wikimedia.org/wikipedia/fr/thumb/1/14/US_Soccer_Logo.png/130px-US_Soccer_Logo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Mexique</text:p>
          </table:table-cell>
          <table:table-cell/>
          <table:table-cell office:value-type="string">
            <text:p>http://upload.wikimedia.org/wikipedia/fr/thumb/f/f2/Embl%C3%A8me_de_l%27%C3%A9quipe_du_Mexique_de_football.png/130px-Embl%C3%A8me_de_l%27%C3%A9quipe_du_Mexique_de_football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Argentine</text:p>
          </table:table-cell>
          <table:table-cell/>
          <table:table-cell office:value-type="string">
            <text:p>http://upload.wikimedia.org/wikipedia/fr/thumb/b/b8/Football_Argentine_federation.svg/langfr-130px-Football_Argentin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Bolivie</text:p>
          </table:table-cell>
          <table:table-cell/>
          <table:table-cell office:value-type="string">
            <text:p>http://upload.wikimedia.org/wikipedia/fr/thumb/a/a6/Football_Bolivie_federation.svg/langfr-130px-Football_Boliv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Bresil</text:p>
          </table:table-cell>
          <table:table-cell/>
          <table:table-cell office:value-type="string">
            <text:p>http://upload.wikimedia.org/wikipedia/fr/thumb/e/ea/Football_Br%C3%A9sil_federation.svg/langfr-130px-Football_Br%C3%A9sil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Chili</text:p>
          </table:table-cell>
          <table:table-cell/>
          <table:table-cell office:value-type="string">
            <text:p>http://upload.wikimedia.org/wikipedia/fr/thumb/3/36/Football_Chili_federation.svg/langfr-130px-Football_Chili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Colombie</text:p>
          </table:table-cell>
          <table:table-cell/>
          <table:table-cell office:value-type="string">
            <text:p>http://upload.wikimedia.org/wikipedia/fr/thumb/a/ad/Football_Colombie_federation.svg/langfr-130px-Football_Colomb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Equateur</text:p>
          </table:table-cell>
          <table:table-cell/>
          <table:table-cell office:value-type="string">
            <text:p>http://upload.wikimedia.org/wikipedia/fr/thumb/f/f2/Football_%C3%89quateur_federation.svg/langfr-130px-Football_%C3%89quateur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Paraguay</text:p>
          </table:table-cell>
          <table:table-cell/>
          <table:table-cell office:value-type="string">
            <text:p>http://upload.wikimedia.org/wikipedia/fr/thumb/e/e7/Football_Paraguay_federation.svg/langfr-130px-Football_Paraguay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Perou</text:p>
          </table:table-cell>
          <table:table-cell/>
          <table:table-cell office:value-type="string">
            <text:p>http://upload.wikimedia.org/wikipedia/fr/thumb/9/90/Football_P%C3%A9rou_federation.svg/langfr-130px-Football_P%C3%A9rou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Uruguay</text:p>
          </table:table-cell>
          <table:table-cell/>
          <table:table-cell office:value-type="string">
            <text:p>http://upload.wikimedia.org/wikipedia/fr/thumb/b/b8/Football_Uruguay_federation.svg/langfr-130px-Football_Uruguay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Venezuela</text:p>
          </table:table-cell>
          <table:table-cell/>
          <table:table-cell office:value-type="string">
            <text:p>http://upload.wikimedia.org/wikipedia/fr/thumb/5/51/Football_Venezuela_federation.svg/langfr-130px-Football_Venezuela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Nouvelle-Zelande</text:p>
          </table:table-cell>
          <table:table-cell/>
          <table:table-cell office:value-type="string">
            <text:p>http://upload.wikimedia.org/wikipedia/fr/thumb/6/6d/Nouvelle_Z%C3%A9lande_football_logo.png/130px-Nouvelle_Z%C3%A9lande_football_logo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Allemagne</text:p>
          </table:table-cell>
          <table:table-cell/>
          <table:table-cell office:value-type="string">
            <text:p>http://upload.wikimedia.org/wikipedia/fr/e/e3/Logo_mannschaft_2014.jp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Angleterre</text:p>
          </table:table-cell>
          <table:table-cell/>
          <table:table-cell office:value-type="string">
            <text:p>http://upload.wikimedia.org/wikipedia/fr/thumb/7/79/Football_Angleterre_maillot.png/130px-Football_Angleterre_maillot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Autriche</text:p>
          </table:table-cell>
          <table:table-cell/>
          <table:table-cell office:value-type="string">
            <text:p>http://upload.wikimedia.org/wikipedia/fr/thumb/c/ca/Football_Autriche_maillot.svg/langfr-130px-Football_Autriche_maillot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Belgique</text:p>
          </table:table-cell>
          <table:table-cell/>
          <table:table-cell office:value-type="string">
            <text:p>http://upload.wikimedia.org/wikipedia/fr/thumb/0/03/URBSFA.jpg/130px-URBSFA.jp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Bulgarie</text:p>
          </table:table-cell>
          <table:table-cell/>
          <table:table-cell office:value-type="string">
            <text:p>http://upload.wikimedia.org/wikipedia/fr/thumb/0/01/Bulgaria_football_union.png/130px-Bulgaria_football_union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Danemark</text:p>
          </table:table-cell>
          <table:table-cell/>
          <table:table-cell office:value-type="string">
            <text:p>http://upload.wikimedia.org/wikipedia/fr/thumb/8/86/Football_Danemark_federation.svg/langfr-130px-Football_Danemark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Ecosse</text:p>
          </table:table-cell>
          <table:table-cell/>
          <table:table-cell office:value-type="string">
            <text:p>http://upload.wikimedia.org/wikipedia/fr/thumb/5/50/Scotland_national_football_team_logo_2014.svg/langfr-130px-Scotland_national_football_team_logo_2014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Espagne</text:p>
          </table:table-cell>
          <table:table-cell/>
          <table:table-cell office:value-type="string">
            <text:p>http://upload.wikimedia.org/wikipedia/fr/thumb/4/40/Escudo_Selecci%C3%B3n_Espa%C3%B1ola.png/130px-Escudo_Selecci%C3%B3n_Espa%C3%B1ola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Finlande</text:p>
          </table:table-cell>
          <table:table-cell/>
          <table:table-cell office:value-type="string">
            <text:p>http://upload.wikimedia.org/wikipedia/fr/thumb/f/f2/Football_Finlande_maillot.svg/langfr-130px-Football_Finlande_maillot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France</text:p>
          </table:table-cell>
          <table:table-cell/>
          <table:table-cell office:value-type="string">
            <text:p>http://upload.wikimedia.org/wikipedia/fr/thumb/6/67/Logo_F%C3%A9d%C3%A9ration_Fran%C3%A7aise_de_Football.svg/langfr-150px-Logo_F%C3%A9d%C3%A9ration_Fran%C3%A7aise_de_Football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Grece</text:p>
          </table:table-cell>
          <table:table-cell/>
          <table:table-cell office:value-type="string">
            <text:p>http://upload.wikimedia.org/wikipedia/fr/thumb/f/f7/Football_Gr%C3%A8ce_s%C3%A9lection.svg/langfr-130px-Football_Gr%C3%A8ce_s%C3%A9lec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Hongrie</text:p>
          </table:table-cell>
          <table:table-cell/>
          <table:table-cell office:value-type="string">
            <text:p>http://upload.wikimedia.org/wikipedia/fr/thumb/6/69/Football_Hongrie_federation.svg/langfr-130px-Football_Hongr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Irlande</text:p>
          </table:table-cell>
          <table:table-cell/>
          <table:table-cell office:value-type="string">
            <text:p>http://upload.wikimedia.org/wikipedia/fr/thumb/f/fe/Ireland_Football_Team_Badge.png/130px-Ireland_Football_Team_Badge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Irlande du Nord</text:p>
          </table:table-cell>
          <table:table-cell/>
          <table:table-cell office:value-type="string">
            <text:p>http://upload.wikimedia.org/wikipedia/fr/thumb/b/b5/Football_Irlande_du_Nord_federation.svg/langfr-130px-Football_Irlande_du_Nor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Italie</text:p>
          </table:table-cell>
          <table:table-cell/>
          <table:table-cell office:value-type="string">
            <text:p>http://upload.wikimedia.org/wikipedia/fr/thumb/4/4c/Italia.svg/langfr-130px-Italia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Norvege</text:p>
          </table:table-cell>
          <table:table-cell/>
          <table:table-cell office:value-type="string">
            <text:p>http://upload.wikimedia.org/wikipedia/fr/thumb/8/85/Football_Norv%C3%A8ge_federation.svg/langfr-130px-Football_Norv%C3%A8g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Pays-Bas</text:p>
          </table:table-cell>
          <table:table-cell/>
          <table:table-cell office:value-type="string">
            <text:p>http://upload.wikimedia.org/wikipedia/fr/thumb/a/a3/Football_Pays-Bas_federation.svg/langfr-130px-Football_Pays-Bas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Pays de Galles</text:p>
          </table:table-cell>
          <table:table-cell/>
          <table:table-cell office:value-type="string">
            <text:p>http://upload.wikimedia.org/wikipedia/fr/thumb/3/3a/Football_Association_of_Wales_logo_2011.png/130px-Football_Association_of_Wales_logo_2011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Pologne</text:p>
          </table:table-cell>
          <table:table-cell/>
          <table:table-cell office:value-type="string">
            <text:p>http://upload.wikimedia.org/wikipedia/fr/thumb/6/62/Football_Pologne_maillot_%282011%29.png/130px-Football_Pologne_maillot_%282011%29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Portugal</text:p>
          </table:table-cell>
          <table:table-cell/>
          <table:table-cell office:value-type="string">
            <text:p>http://upload.wikimedia.org/wikipedia/fr/thumb/6/65/Football_Portugal_federation.svg/langfr-130px-Football_Portugal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Republique tcheque</text:p>
          </table:table-cell>
          <table:table-cell/>
          <table:table-cell office:value-type="string">
            <text:p>http://upload.wikimedia.org/wikipedia/fr/thumb/c/cc/Football_R%C3%A9publique_tch%C3%A8que_federation.svg/langfr-130px-Football_R%C3%A9publique_tch%C3%A8qu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Roumanie</text:p>
          </table:table-cell>
          <table:table-cell/>
          <table:table-cell office:value-type="string">
            <text:p>http://upload.wikimedia.org/wikipedia/fr/thumb/d/d0/Football_Roumanie_federation.svg/langfr-130px-Football_Rouman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Russie</text:p>
          </table:table-cell>
          <table:table-cell/>
          <table:table-cell office:value-type="string">
            <text:p>http://upload.wikimedia.org/wikipedia/fr/thumb/c/c2/2000px-Russian_Football_Union_Logo.svg.png/130px-2000px-Russian_Football_Union_Logo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Slovenie</text:p>
          </table:table-cell>
          <table:table-cell/>
          <table:table-cell office:value-type="string">
            <text:p>http://upload.wikimedia.org/wikipedia/fr/thumb/1/17/Football_Slov%C3%A9nie_federation.svg/langfr-130px-Football_Slov%C3%A9n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Suisse</text:p>
          </table:table-cell>
          <table:table-cell/>
          <table:table-cell office:value-type="string">
            <text:p>http://upload.wikimedia.org/wikipedia/fr/thumb/d/d9/Football_Suisse_federation.svg/langfr-130px-Football_Suiss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Turquie</text:p>
          </table:table-cell>
          <table:table-cell/>
          <table:table-cell office:value-type="string">
            <text:p>http://upload.wikimedia.org/wikipedia/fr/thumb/0/0c/Tff.png/130px-Tff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  <table:table-row table:style-name="ro2">
          <table:table-cell office:value-type="string">
            <text:p>Suede</text:p>
          </table:table-cell>
          <table:table-cell/>
          <table:table-cell office:value-type="string">
            <text:p>http://upload.wikimedia.org/wikipedia/fr/thumb/0/05/Football_Su%C3%A8de_federation.svg/langfr-130px-Football_Su%C3%A8d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/11/2014</text:date>, <text:time>21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1-06T21:32:12.92</dc:date>
    <dc:creator>Max Boss</dc:creator>
    <meta:editing-duration>PT2H18M9S</meta:editing-duration>
    <meta:editing-cycles>10</meta:editing-cycles>
    <meta:generator>OpenOffice.org/3.3$Win32 OpenOffice.org_project/330m20$Build-9567</meta:generator>
    <meta:document-statistic meta:table-count="3" meta:cell-count="906" meta:object-count="0"/>
  </office:meta>
</office:document-meta>
</file>